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014cm" fo:min-width="4.31cm" draw:shadow="hidden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64cm" fo:min-width="6.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15cm" fo:min-width="5.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95cm" fo:min-width="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5cm" fo:min-width="6.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875cm" fo:min-width="5.6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942cm" fo:min-width="4.16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3cm" fo:min-width="2.1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5cm" fo:min-width="2.5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3" draw:id="id3" draw:layer="layout" svg:width="6.8cm" svg:height="3.2cm" svg:x="6.4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6.9cm" svg:height="2.214cm" draw:transform="skewX (0.396189740202713) translate (7cm 5.086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6.3cm" svg:height="2.4cm" svg:x="13.4cm" svg:y="11.3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6.5cm" svg:height="2.2cm" svg:x="3cm" svg:y="16.1cm">
          <text:p text:style-name="P1">Suma = suma + a % 10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7.2cm" svg:height="2.3cm" svg:x="3cm" svg:y="20.8cm">
          <text:p text:style-name="P1">a=int(a/10)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6.1cm" svg:height="2.125cm" draw:transform="skewX (0.48328166987723) translate (14.4cm 21.475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6.6cm" svg:height="3.1cm" svg:x="13.6cm" svg:y="25.9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6" draw:id="id6" draw:layer="layout" svg:width="5.3cm" svg:height="3.1cm" svg:x="13.3cm" svg:y="15.1cm">
          <text:p text:style-name="P1">A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2" draw:id="id2" draw:layer="layout" svg:width="6.1cm" svg:height="2.8cm" svg:x="7.2cm" svg:y="7.9cm">
          <text:p text:style-name="P1">a&lt;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6.9cm" svg:height="2.214cm" draw:transform="skewX (0.396189740202713) translate (3.126cm 12.2cm)">
          <text:p text:style-name="P1">Pobierz liczba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9.524cm" svg:y1="7.3cm" svg:x2="10.25cm" svg:y2="7.9cm" draw:start-shape="id1" draw:start-glue-point="2" draw:end-shape="id2" draw:end-glue-point="4" svg:d="M9524 7300l726 600" svg:viewBox="0 0 727 601">
          <text:p/>
        </draw:connector>
        <draw:connector draw:style-name="gr10" draw:text-style-name="P3" draw:layer="layout" draw:type="line" svg:x1="9.8cm" svg:y1="4.4cm" svg:x2="10.45cm" svg:y2="5.086cm" draw:start-shape="id3" draw:start-glue-point="8" draw:end-shape="id1" svg:d="M9800 4400l650 686" svg:viewBox="0 0 651 687">
          <text:p/>
        </draw:connector>
        <draw:connector draw:style-name="gr11" draw:text-style-name="P3" draw:layer="layout" draw:type="line" svg:x1="7.2cm" svg:y1="9.3cm" svg:x2="6.576cm" svg:y2="12.2cm" draw:start-shape="id2" draw:start-glue-point="5" draw:end-shape="id4" draw:end-glue-point="0" svg:d="M7200 9300l-624 2900" svg:viewBox="0 0 625 2901">
          <text:p text:style-name="P1">NIE</text:p>
        </draw:connector>
        <draw:connector draw:style-name="gr11" draw:text-style-name="P3" draw:layer="layout" draw:type="line" svg:x1="13.3cm" svg:y1="9.3cm" svg:x2="16.55cm" svg:y2="11.3cm" draw:start-shape="id2" draw:start-glue-point="7" draw:end-shape="id5" draw:end-glue-point="0" svg:d="M13300 9300l3250 2000" svg:viewBox="0 0 3251 2001">
          <text:p text:style-name="P1">TAK</text:p>
        </draw:connector>
        <draw:connector draw:style-name="gr10" draw:text-style-name="P3" draw:layer="layout" svg:x1="2.663cm" svg:y1="13.307cm" svg:x2="6.537cm" svg:y2="6.193cm" draw:start-shape="id4" draw:start-glue-point="3" draw:end-shape="id1" draw:end-glue-point="3" svg:d="M2663 13307h-964v-7114h4838" svg:viewBox="0 0 4839 7115">
          <text:p/>
        </draw:connector>
        <draw:connector draw:style-name="gr10" draw:text-style-name="P3" draw:layer="layout" draw:type="line" svg:x1="16.55cm" svg:y1="13.7cm" svg:x2="15.95cm" svg:y2="15.1cm" draw:start-shape="id5" draw:start-glue-point="2" draw:end-shape="id6" svg:d="M16550 13700l-600 1400" svg:viewBox="0 0 601 1401">
          <text:p/>
        </draw:connector>
        <draw:connector draw:style-name="gr11" draw:text-style-name="P3" draw:layer="layout" draw:type="line" svg:x1="13.3cm" svg:y1="16.65cm" svg:x2="9.5cm" svg:y2="17.2cm" draw:start-shape="id6" draw:start-glue-point="5" draw:end-shape="id7" draw:end-glue-point="1" svg:d="M13300 16650l-3800 550" svg:viewBox="0 0 3801 551">
          <text:p text:style-name="P1">TAK</text:p>
        </draw:connector>
        <draw:connector draw:style-name="gr11" draw:text-style-name="P3" draw:layer="layout" draw:type="line" svg:x1="18.6cm" svg:y1="16.65cm" svg:x2="17.45cm" svg:y2="21.475cm" draw:start-shape="id6" draw:start-glue-point="7" draw:end-shape="id8" svg:d="M18600 16650l-1150 4825" svg:viewBox="0 0 1151 4826">
          <text:p text:style-name="P1">NIE</text:p>
        </draw:connector>
        <draw:connector draw:style-name="gr10" draw:text-style-name="P3" draw:layer="layout" draw:type="line" svg:x1="6.25cm" svg:y1="18.3cm" svg:x2="6.6cm" svg:y2="20.8cm" draw:start-shape="id7" draw:start-glue-point="2" draw:end-shape="id9" svg:d="M6250 18300l350 2500" svg:viewBox="0 0 351 2501">
          <text:p/>
        </draw:connector>
        <draw:connector draw:style-name="gr10" draw:text-style-name="P3" xml:id="id10" draw:id="id10" draw:layer="layout" svg:x1="10.2cm" svg:y1="21.95cm" svg:x2="10.2cm" svg:y2="21.95cm" draw:start-shape="id9" draw:start-glue-point="1" draw:end-shape="id9" svg:d="M10200 21950z" svg:viewBox="0 0 1 1">
          <text:p/>
        </draw:connector>
        <draw:connector draw:style-name="gr10" draw:text-style-name="P3" draw:layer="layout" draw:type="line" svg:x1="10.2cm" svg:y1="21.95cm" svg:x2="15.95cm" svg:y2="18.2cm" draw:start-shape="id10" draw:start-glue-point="0" draw:end-shape="id6" draw:end-glue-point="6" svg:d="M10200 21950l5750-3750" svg:viewBox="0 0 5751 3751">
          <text:p/>
        </draw:connector>
        <draw:connector draw:style-name="gr10" draw:text-style-name="P3" draw:layer="layout" draw:type="line" svg:x1="16.335cm" svg:y1="23.6cm" svg:x2="16.9cm" svg:y2="25.9cm" draw:start-shape="id8" draw:start-glue-point="2" draw:end-shape="id11" svg:d="M16335 23600l565 2300" svg:viewBox="0 0 566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0:34:40.221000000</meta:creation-date>
    <dc:date>2018-10-03T20:43:49.869000000</dc:date>
    <meta:editing-duration>PT9M25S</meta:editing-duration>
    <meta:editing-cycles>1</meta:editing-cycles>
    <meta:document-statistic meta:object-count="22"/>
    <meta:generator>LibreOffice/5.1.0.3$Windows_X86_64 LibreOffice_project/5e3e00a007d9b3b6efb6797a8b8e57b51ab1f737</meta:generator>
  </office:meta>
</office:document-meta>
</file>